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f33a" officeooo:paragraph-rsid="0012f33a"/>
    </style:style>
    <style:style style:name="P2" style:family="paragraph" style:parent-style-name="Text_20_body">
      <style:paragraph-properties>
        <style:tab-stops/>
      </style:paragraph-properties>
      <style:text-properties officeooo:rsid="0012f33a" officeooo:paragraph-rsid="0012f33a"/>
    </style:style>
    <style:style style:name="P3" style:family="paragraph" style:parent-style-name="Text_20_body">
      <style:text-properties officeooo:rsid="001304f2" officeooo:paragraph-rsid="001304f2"/>
    </style:style>
    <style:style style:name="P4" style:family="paragraph" style:parent-style-name="Text_20_body">
      <style:paragraph-properties>
        <style:tab-stops/>
      </style:paragraph-properties>
      <style:text-properties fo:font-weight="normal" officeooo:rsid="001070ad" officeooo:paragraph-rsid="000dfea6" style:font-weight-asian="normal" style:font-weight-complex="normal"/>
    </style:style>
    <style:style style:name="P5" style:family="paragraph" style:parent-style-name="Text_20_body">
      <style:paragraph-properties>
        <style:tab-stops/>
      </style:paragraph-properties>
      <style:text-properties fo:font-weight="normal" officeooo:rsid="001070ad" officeooo:paragraph-rsid="001070ad" style:font-weight-asian="normal" style:font-weight-complex="normal"/>
    </style:style>
    <style:style style:name="P6" style:family="paragraph" style:parent-style-name="Text_20_body">
      <style:paragraph-properties>
        <style:tab-stops/>
      </style:paragraph-properties>
      <style:text-properties fo:font-weight="normal" officeooo:rsid="0011b24d" officeooo:paragraph-rsid="001070ad" style:font-weight-asian="normal" style:font-weight-complex="normal"/>
    </style:style>
    <style:style style:name="P7" style:family="paragraph" style:parent-style-name="Text_20_body">
      <style:paragraph-properties>
        <style:tab-stops/>
      </style:paragraph-properties>
      <style:text-properties fo:font-weight="normal" officeooo:rsid="0011b24d" officeooo:paragraph-rsid="0011b24d" style:font-weight-asian="normal" style:font-weight-complex="normal"/>
    </style:style>
    <style:style style:name="P8" style:family="paragraph" style:parent-style-name="Text_20_body">
      <style:text-properties officeooo:rsid="00167fd9" officeooo:paragraph-rsid="00167fd9"/>
    </style:style>
    <style:style style:name="P9" style:family="paragraph" style:parent-style-name="Text_20_body">
      <style:text-properties officeooo:rsid="00167fd9" officeooo:paragraph-rsid="00177c2e"/>
    </style:style>
    <style:style style:name="P10" style:family="paragraph" style:parent-style-name="Text_20_body">
      <style:text-properties officeooo:rsid="00167fd9" officeooo:paragraph-rsid="002f42cc"/>
    </style:style>
    <style:style style:name="P11" style:family="paragraph" style:parent-style-name="Text_20_body">
      <style:paragraph-properties>
        <style:tab-stops/>
      </style:paragraph-properties>
      <style:text-properties officeooo:rsid="0030642b" officeooo:paragraph-rsid="0030642b"/>
    </style:style>
    <style:style style:name="P12" style:family="paragraph" style:parent-style-name="Text_20_body">
      <style:text-properties officeooo:rsid="00376eef" officeooo:paragraph-rsid="00376eef"/>
    </style:style>
    <style:style style:name="P13" style:family="paragraph" style:parent-style-name="Text_20_body">
      <style:text-properties officeooo:rsid="0011b24d" officeooo:paragraph-rsid="0011b24d"/>
    </style:style>
    <style:style style:name="P14" style:family="paragraph" style:parent-style-name="Text_20_body">
      <style:paragraph-properties>
        <style:tab-stops/>
      </style:paragraph-properties>
      <style:text-properties officeooo:rsid="0011b24d" officeooo:paragraph-rsid="0011b24d"/>
    </style:style>
    <style:style style:name="P15" style:family="paragraph" style:parent-style-name="Text_20_body">
      <style:paragraph-properties>
        <style:tab-stops/>
      </style:paragraph-properties>
      <style:text-properties officeooo:rsid="001070ad" officeooo:paragraph-rsid="001070ad"/>
    </style:style>
    <style:style style:name="P16" style:family="paragraph" style:parent-style-name="Text_20_body">
      <style:text-properties officeooo:rsid="000dfea6" officeooo:paragraph-rsid="000dfea6"/>
    </style:style>
    <style:style style:name="P17" style:family="paragraph" style:parent-style-name="Title">
      <style:paragraph-properties fo:text-align="start" style:justify-single-word="false"/>
      <style:text-properties officeooo:rsid="000dfea6" officeooo:paragraph-rsid="000dfea6"/>
    </style:style>
    <style:style style:name="P18" style:family="paragraph" style:parent-style-name="Heading_20_1">
      <style:text-properties officeooo:rsid="000dfea6" officeooo:paragraph-rsid="000dfea6"/>
    </style:style>
    <style:style style:name="P19" style:family="paragraph" style:parent-style-name="Heading_20_3">
      <style:paragraph-properties>
        <style:tab-stops/>
      </style:paragraph-properties>
      <style:text-properties officeooo:rsid="0012f33a" officeooo:paragraph-rsid="003064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0642b" style:font-style-asian="italic" style:font-style-complex="italic"/>
    </style:style>
    <style:style style:name="T4" style:family="text">
      <style:text-properties fo:font-style="italic" officeooo:rsid="00322a0b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b24d" style:font-weight-asian="normal" style:font-weight-complex="normal"/>
    </style:style>
    <style:style style:name="T7" style:family="text">
      <style:text-properties fo:font-weight="normal" officeooo:rsid="002bc94d" style:font-weight-asian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0642b" style:font-style-asian="normal" style:font-style-complex="normal"/>
    </style:style>
    <style:style style:name="T11" style:family="text">
      <style:text-properties fo:font-style="normal" officeooo:rsid="00322a0b" style:font-style-asian="normal" style:font-style-complex="normal"/>
    </style:style>
    <style:style style:name="T12" style:family="text">
      <style:text-properties fo:font-style="normal" officeooo:rsid="00334417" style:font-style-asian="normal" style:font-style-complex="normal"/>
    </style:style>
    <style:style style:name="T13" style:family="text">
      <style:text-properties fo:font-style="normal" officeooo:rsid="003b8865" style:font-style-asian="normal" style:font-style-complex="normal"/>
    </style:style>
    <style:style style:name="T14" style:family="text">
      <style:text-properties fo:font-style="normal" officeooo:rsid="0040f755" style:font-style-asian="normal" style:font-style-complex="normal"/>
    </style:style>
    <style:style style:name="T15" style:family="text">
      <style:text-properties fo:font-style="normal" officeooo:rsid="00423918" style:font-style-asian="normal" style:font-style-complex="normal"/>
    </style:style>
    <style:style style:name="T16" style:family="text">
      <style:text-properties officeooo:rsid="0012f33a"/>
    </style:style>
    <style:style style:name="T17" style:family="text">
      <style:text-properties officeooo:rsid="001490a3"/>
    </style:style>
    <style:style style:name="T18" style:family="text">
      <style:text-properties officeooo:rsid="00177c2e"/>
    </style:style>
    <style:style style:name="T19" style:family="text">
      <style:text-properties officeooo:rsid="00197049"/>
    </style:style>
    <style:style style:name="T20" style:family="text">
      <style:text-properties officeooo:rsid="0019716c"/>
    </style:style>
    <style:style style:name="T21" style:family="text">
      <style:text-properties officeooo:rsid="001986d2"/>
    </style:style>
    <style:style style:name="T22" style:family="text">
      <style:text-properties officeooo:rsid="001a895a"/>
    </style:style>
    <style:style style:name="T23" style:family="text">
      <style:text-properties officeooo:rsid="00249c60"/>
    </style:style>
    <style:style style:name="T24" style:family="text">
      <style:text-properties officeooo:rsid="002bc94d"/>
    </style:style>
    <style:style style:name="T25" style:family="text">
      <style:text-properties officeooo:rsid="0038bed3"/>
    </style:style>
    <style:style style:name="T26" style:family="text">
      <style:text-properties officeooo:rsid="003da51b"/>
    </style:style>
    <style:style style:name="T27" style:family="text">
      <style:text-properties officeooo:rsid="00454892"/>
    </style:style>
    <style:style style:name="T28" style:family="text">
      <style:text-properties officeooo:rsid="0047b0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Zach Moazeni</text:p>
      <text:p text:style-name="P12"><text:a xlink:type="simple" xlink:href="mailto:zach.moazeni@gmail.com" text:style-name="Internet_20_link" text:visited-style-name="Visited_20_Internet_20_Link">zach.moazeni@gmail.com</text:a> / 231.676.<text:span text:style-name="T25">4510</text:span></text:p>
      <text:h text:style-name="P18" text:outline-level="1">Summary</text:h>
      <text:p text:style-name="Text_20_body">I am a senior full stack developer who can work on all pieces of an application from browser to server and from concept to optimization. I am not a designer, but I have an eye for user experience and I can help mold user friendly software. I am a strong believer in using the right tool for the job and not forcing technology just because it is fun or shiny. <text:span text:style-name="T26">Finally, I have a lot of experience working independently as well as with teams in remote environments.</text:span></text:p>
      <text:h text:style-name="P18" text:outline-level="1">Work History</text:h>
      <text:h text:style-name="Heading_20_3" text:outline-level="3"><text:span text:style-name="T2">Aug 2012 – Present: </text:span><text:span text:style-name="T13">Senior </text:span><text:span text:style-name="T1">Developer at Harvest</text:span></text:h>
      <text:p text:style-name="P4">I deal with a wide range of software and operational issues at Harvest. I joined as a senior software developer and tackled many projects that impacted the core of the product and the business.</text:p>
      <text:p text:style-name="P5"/>
      <text:p text:style-name="P5">Most notably, I lead the redevelopment of our Projects <text:span text:style-name="T24">area</text:span> which is <text:span text:style-name="T24">a core concept to our application and </text:span>our most heavily used area for management users. We rolled this out slowly, <text:span text:style-name="T24">experimenting with different interfaces</text:span> and dealt with customer issues as they came up, <text:span text:style-name="T24">often causing us to re-evaluate our rollout</text:span>. Common responsibilities include: Planning the feature set and plan for development. Managing projects <text:span text:style-name="T24">and</text:span> other developers to make sure we meet our goals. Developing the backend server architecture in Ruby/Rails and the frontend in Javascript and Coffeescript. Triaging bugs and releasing fixes for them.</text:p>
      <text:p text:style-name="P5"/>
      <text:p text:style-name="P15"><text:span text:style-name="T5">In early 2015, I transitioned into a specialized role to manage our application’s database interactions with Percona MySQL. This put me in a gray area between typical feature development and DevOps. My responsibilities have largely consisted of identifying weak software designs between our application and databases. Finding and optimizing slow queries. </text:span><text:span text:style-name="T7">E</text:span><text:span text:style-name="T5">valuating </text:span><text:span text:style-name="T6">metrics </text:span><text:span text:style-name="T7">to make determination on </text:span><text:span text:style-name="T6">caching </text:span><text:span text:style-name="T5">worthiness. Managing MySQL upgrades </text:span><text:span text:style-name="T6">and experimental tuning </text:span><text:span text:style-name="T5">without downtime. Dealing with large migrations our team needs to accomplish for refactoring or new feature development. </text:span><text:span text:style-name="T6">Diagnosing and fixing existing database/application issues as well as looking forward to prevent future issues early.</text:span></text:p>
      <text:p text:style-name="P5"/>
      <text:p text:style-name="P15"><text:soft-page-break/><text:span text:style-name="T5">One of my most notable projects since assuming this role has been the entire refactoring </text:span><text:span text:style-name="T7">and optimization </text:span><text:span text:style-name="T5">of our </text:span><text:span text:style-name="T6">application </text:span><text:span text:style-name="T5">reporting </text:span><text:span text:style-name="T6">software </text:span><text:span text:style-name="T5">design without downtime or customer issues. This involved weeks of planning and live migrating one of our largest tables </text:span><text:span text:style-name="T6">with half a billion rows.</text:span></text:p>
      <text:p text:style-name="P6"/>
      <text:p text:style-name="P7">I still participate in feature development, but the health of the application-database interaction is my primary responsibility. <text:span text:style-name="T17">Other responsibilities have included interviewing candidates and mentoring junior developers.</text:span></text:p>
      <text:p text:style-name="P7"/>
      <text:p text:style-name="P7">Key technologies: Ruby, Rails, MySQL, Statsd/Graphite/Grafana, Percona Toolkit, Redis, Memcache, Sidekiq, Ansible, Kibana, <text:span text:style-name="T27">Elasticsearch</text:span>, Heroku (for smaller applications), <text:span text:style-name="T28">Javascript/Coffeescript, Backbone.js.</text:span></text:p>
      <text:h text:style-name="Heading_20_3" text:outline-level="3"><text:span text:style-name="T2">Feb 2011 – Aug 2012: </text:span><text:span text:style-name="T1">Developer at CollectiveIdea</text:span></text:h>
      <text:p text:style-name="P14">I was a senior software developer contracting on a variety of projects and clients. The most notable was for Apple Inc. <text:span text:style-name="T24">as</text:span> <text:span text:style-name="T24">a </text:span>backend <text:span text:style-name="T24">server developer for </text:span>their <text:span text:style-name="T2">RetailMe</text:span> application which all in-store employees used for day-to-day responsibilities. This dealt with negotiating and designing multiple independent microservices that were used as a cohesive whole. I also spent a great deal of time <text:span text:style-name="T24">understanding </text:span>their localization and translation workflow and implementing key features in certain services to accommodate and aid the management of that process.</text:p>
      <text:p text:style-name="P14"/>
      <text:p text:style-name="P14">Key technologies: Ruby, Rails, MongoDB, PostgreSQL, Heroku.</text:p>
      <text:h text:style-name="Heading_20_3" text:outline-level="3"><text:span text:style-name="T2">May 2010 – Feb 2011: </text:span><text:span text:style-name="T1">Independent Contractor</text:span></text:h>
      <text:p text:style-name="P13">I worked as an independent contractor working on a variety of <text:span text:style-name="T16">small and medium sized </text:span>projects while managing clients <text:span text:style-name="T16">relationships</text:span>. <text:span text:style-name="T16">Notable projects included writing an iPad dashboard from scratch and a working as a developer on a team for an affiliate tracking application with heavy data processing. </text:span></text:p>
      <text:p text:style-name="P13"/>
      <text:p text:style-name="P1">Key technologies: Ruby, Rails, PostgreSQL, iOS</text:p>
      <text:h text:style-name="Heading_20_3" text:outline-level="3"><text:span text:style-name="T2">Jan 2007 - May 2010:</text:span> <text:span text:style-name="T8">Developer at Elevator Up</text:span></text:h>
      <text:p text:style-name="P2">I wore many hats at Elevator Up as the first employee. I was primarily a software developer working on different client work for startup and established companies alike. I also was responsible for Elevator Up’s application hosting services. Finally, we launched several startup <text:span text:style-name="T24">products</text:span> and I was the key developer for each of them.</text:p>
      <text:p text:style-name="P2"/>
      <text:p text:style-name="P2">Key technologies: Ruby, Rails, ExpressionEngine, Drupal, PHP, Java. </text:p>
      <text:h text:style-name="P19" text:outline-level="3"><text:soft-page-break/><text:span text:style-name="T2">200</text:span><text:span text:style-name="T4">4</text:span><text:span text:style-name="T2"> - May 2</text:span><text:span text:style-name="T3">007</text:span><text:span text:style-name="T2">:</text:span> <text:span text:style-name="T11">Early Career</text:span></text:h>
      <text:p text:style-name="P11"><text:span text:style-name="T10">I </text:span><text:span text:style-name="T9">worked </text:span><text:span text:style-name="T15">primarily in Java J2EE across </text:span><text:span text:style-name="T9">several companies </text:span><text:span text:style-name="T12">prior to graduating </text:span><text:span text:style-name="T14">college</text:span><text:span text:style-name="T11">.</text:span></text:p>
      <text:h text:style-name="P18" text:outline-level="1">Open Source</text:h>
      <text:p text:style-name="P1">I have developed and maintained a few open source libraries in my free time.</text:p>
      <text:p text:style-name="P1"><text:a xlink:type="simple" xlink:href="http://zmoazeni.github.io/harvested/" text:style-name="Internet_20_link" text:visited-style-name="Visited_20_Internet_20_Link">http://zmoazeni.github.io/harvested/</text:a> - most notably is the ruby wrapper around the Harvest API. I started this before I joined Harvest and have continued to maintain it now while I try to find a maintainer to adopt it.</text:p>
      <text:p text:style-name="P1"/>
      <text:p text:style-name="P1"><text:a xlink:type="simple" xlink:href="http://zmoazeni.github.io/csscss/" text:style-name="Internet_20_link" text:visited-style-name="Visited_20_Internet_20_Link">http://zmoazeni.github.io/csscss/</text:a> - a command line tool that parses and analyzes CSS and reports duplication that can help developers reduce unnecessary explicit rules.</text:p>
      <text:p text:style-name="P1"/>
      <text:p text:style-name="P3">I am fairly active on GitHub dealing with our various dependencies. You can browse my activity feed <text:a xlink:type="simple" xlink:href="https://github.com/zmoazeni" text:style-name="Internet_20_link" text:visited-style-name="Visited_20_Internet_20_Link">https://github.com/zmoazeni</text:a> to see relevant issue<text:span text:style-name="T24">s</text:span> and pull requests I’ve created over the years.</text:p>
      <text:h text:style-name="P18" text:outline-level="1">Technology</text:h>
      <text:p text:style-name="P8">Even while the majority of my professional experience has dealt with Ruby, I <text:span text:style-name="T24">continue</text:span> to keep myself informed on other languages and technologies. <text:span text:style-name="T24">I o</text:span>ften <text:span text:style-name="T24">create</text:span> hobby projects to reinforce what I <text:span text:style-name="T24">learn</text:span>. Here is a list of relevant technology that I have worked with, either in a professional capacity on projects or as a hobbyist.</text:p>
      <text:h text:style-name="Heading_20_3" text:outline-level="3">Specialist</text:h>
      <text:p text:style-name="P10">Ruby, Rails, MySQL, PostgreSQL, Redis, MongoDB, <text:span text:style-name="T19">Ubuntu</text:span>, <text:span text:style-name="T21">J</text:span>avascript, j<text:span text:style-name="T21">Q</text:span>uery, <text:span text:style-name="T22">P</text:span>rototype.js, ES6, <text:span text:style-name="T19">Backbone.js, Knockout.js, Coffeescript, Bootstrap, Foundation Sites, CSS/JS, CSS, Sass, Heroku. Git and GitHub, SVN, </text:span>test-unit, rspec.</text:p>
      <text:h text:style-name="Heading_20_3" text:outline-level="3">Competent</text:h>
      <text:p text:style-name="P8">Node.js, Haskell, Rust, <text:span text:style-name="T19">Go, Java, Scala, Clojure, Python 2 and 3, Django, PHP, </text:span>Electron, Ember.<text:span text:style-name="T23">js</text:span>, React, <text:span text:style-name="T20">Ansible, Chef, Puppet, AWS, Nginx, Mecurial, Elasticsearch, ExpressionEngine.</text:span></text:p>
      <text:h text:style-name="Heading_20_3" text:outline-level="3">Hobbyist</text:h>
      <text:p text:style-name="P9">C, C++, <text:span text:style-name="T19">D, R, </text:span>Qt, <text:span text:style-name="T19">Elixir, Perl, iOS, Android</text:span>, Angular v1 and <text:span text:style-name="T18">v</text:span>2/<text:span text:style-name="T18">4, Google Cloud Hosting.</text:span></text:p>
      <text:h text:style-name="P18" text:outline-level="1">Education</text:h>
      <text:p text:style-name="P16">Graduated with Bachelors of Science in Computer Science from Grand Valley State University in 200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7:27:52.076514938</meta:creation-date>
    <dc:date>2017-06-30T12:28:12.493781053</dc:date>
    <meta:editing-duration>PT1H19M10S</meta:editing-duration>
    <meta:editing-cycles>54</meta:editing-cycles>
    <meta:generator>LibreOffice/5.1.6.2$Linux_X86_64 LibreOffice_project/10m0$Build-2</meta:generator>
    <meta:document-statistic meta:table-count="0" meta:image-count="0" meta:object-count="0" meta:page-count="3" meta:paragraph-count="38" meta:word-count="917" meta:character-count="6076" meta:non-whitespace-character-count="5192"/>
  </office:meta>
</office:document-meta>
</file>